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ssenger_5f_transport_5f_Eurostat_5f_2013.csv">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ssenger_transport_Eurostat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also proposed by the German Green par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ssenger_5f_transport_5f_Eurostat_5f_2013.csv" style:display-name="PageStyle_D_Environment_Modal_Split_of_passenger_transport_Eurostat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9" meta:object-count="0"/>
    <meta:generator>LibreOfficeDev/5.1.0.3$Linux_X86_64 LibreOffice_project/</meta:generator>
  </office:meta>
</office:document-meta>
</file>